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54000000DBC4C5C5D7.png" manifest:media-type="image/png"/>
  <manifest:file-entry manifest:full-path="Pictures/1000000100000154000000DB033E2BA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TeX Gyre Adventor" svg:font-family="'TeX Gyre Adventor'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gradient" draw:fill-color="#334e87" draw:fill-gradient-name="Gradient_20_31" draw:gradient-step-count="256" draw:textarea-horizontal-align="justify" draw:textarea-vertical-align="middle" draw:auto-grow-height="false" fo:min-height="7.75cm" fo:min-width="4.504cm" loext:decorative="false"/>
    </style:style>
    <style:style style:name="gr3" style:family="graphic">
      <style:graphic-properties loext:decorative="false"/>
    </style:style>
    <style:style style:name="gr4" style:family="graphic" style:parent-style-name="objectwithoutfill">
      <style:graphic-properties draw:stroke="none" svg:stroke-width="0.018cm" svg:stroke-color="#4c4c4c" draw:marker-start-width="0.227cm" draw:marker-end-width="0.227cm" svg:stroke-opacity="100%" draw:fill="solid" draw:fill-color="#b4bfd4" draw:opacity="100%" draw:textarea-vertical-align="middle" fo:padding-top="0.134cm" fo:padding-bottom="0.134cm" fo:padding-left="0.259cm" fo:padding-right="0.259cm" loext:decorative="false"/>
    </style:style>
    <style:style style:name="gr5" style:family="graphic" style:parent-style-name="objectwithoutfill">
      <style:graphic-properties svg:stroke-width="0.053cm" svg:stroke-color="#b4bfd4" draw:marker-start-width="0.28cm" draw:marker-end-width="0.28cm" draw:fill="none" draw:textarea-vertical-align="middle" fo:padding-top="0.152cm" fo:padding-bottom="0.152cm" fo:padding-left="0.277cm" fo:padding-right="0.277cm" loext:decorative="false"/>
    </style:style>
    <style:style style:name="gr6" style:family="graphic" style:parent-style-name="Object_20_with_20_no_20_fill_20_and_20_no_20_line">
      <style:graphic-properties draw:stroke="none" draw:fill="none" draw:opacity="100%" draw:textarea-vertical-align="middle" draw:color-mode="standard" draw:luminance="0%" draw:contrast="0%" draw:gamma="100%" draw:red="0%" draw:green="0%" draw:blue="0%" fo:clip="rect(0cm, 0cm, 0cm, 0cm)" draw:image-opacity="40%" style:mirror="none" loext:decorative="false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>
      <style:graphic-properties draw:stroke="none" draw:fill-color="#b4bfd4" draw:textarea-horizontal-align="justify" draw:textarea-vertical-align="middle" draw:auto-grow-height="false" fo:min-height="1.95cm" fo:min-width="0cm" loext:decorative="false"/>
    </style:style>
    <style:style style:name="gr9" style:family="graphic" style:parent-style-name="standard">
      <style:graphic-properties draw:stroke="none" draw:fill-color="#b4bfd4" draw:textarea-horizontal-align="justify" draw:textarea-vertical-align="middle" draw:auto-grow-height="false" fo:min-height="0.458cm" fo:min-width="0.208cm" draw:shadow="hidden" loext:decorative="false"/>
    </style:style>
    <style:style style:name="gr10" style:family="graphic" style:parent-style-name="standard">
      <style:graphic-properties draw:stroke="none" svg:stroke-width="0.1cm" svg:stroke-color="#ffffff" draw:marker-start-width="0.5cm" draw:marker-end-width="0.5cm" draw:stroke-linejoin="miter" draw:fill="solid" draw:fill-color="#ffffff" draw:textarea-horizontal-align="center" draw:textarea-vertical-align="middle" loext:decorative="false"/>
    </style:style>
    <style:style style:name="gr11" style:family="graphic" style:parent-style-name="objectwithoutfill">
      <style:graphic-properties draw:stroke="none" svg:stroke-width="0.1cm" svg:stroke-color="#ffffff" draw:marker-start-width="0.35cm" draw:marker-end-width="0.35cm" draw:stroke-linejoin="miter" svg:stroke-linecap="square" draw:fill="solid" draw:fill-color="#ff950e" draw:textarea-horizontal-align="center" draw:textarea-vertical-align="middle" fo:padding-top="0.175cm" fo:padding-bottom="0.175cm" fo:padding-left="0.3cm" fo:padding-right="0.3cm" loext:decorative="fals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1.176cm" fo:min-width="0.526cm" draw:shadow="hidden" loext:decorative="false"/>
    </style:style>
    <style:style style:name="gr13" style:family="graphic" style:parent-style-name="standard">
      <style:graphic-properties draw:stroke="none" draw:fill-color="#ff950e" draw:textarea-horizontal-align="justify" draw:textarea-vertical-align="middle" draw:auto-grow-height="false" fo:min-height="0cm" fo:min-width="0cm" loext:decorative="fals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 loext:decorative="false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234cm" fo:min-width="0cm" draw:shadow="hidden" loext:decorative="false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172cm" fo:min-width="0.722cm" draw:shadow="hidden" loext:decorative="false"/>
    </style:style>
    <style:style style:name="gr17" style:family="graphic" style:parent-style-name="standard">
      <style:graphic-properties draw:stroke="none" draw:fill-color="#ff950e" draw:textarea-horizontal-align="justify" draw:textarea-vertical-align="middle" draw:auto-grow-height="false" fo:min-height="0.15cm" fo:min-width="1.501cm" loext:decorative="false"/>
    </style:style>
    <style:style style:name="gr18" style:family="graphic" style:parent-style-name="standard">
      <style:graphic-properties draw:stroke="none" draw:fill-color="#ff950e" draw:textarea-horizontal-align="justify" draw:textarea-vertical-align="middle" draw:auto-grow-height="false" fo:min-height="0.15cm" fo:min-width="2.1cm" loext:decorative="false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1.176cm" fo:min-width="0.725cm" draw:shadow="hidden" loext:decorative="false"/>
    </style:style>
    <style:style style:name="gr20" style:family="graphic" style:parent-style-name="standard">
      <style:graphic-properties draw:stroke="none" svg:stroke-color="#334e87" draw:fill-color="#ff950e" draw:textarea-horizontal-align="justify" draw:textarea-vertical-align="middle" draw:auto-grow-height="false" fo:min-height="0.15cm" fo:min-width="4.299cm" loext:decorative="false"/>
    </style:style>
    <style:style style:name="gr21" style:family="graphic" style:parent-style-name="standard">
      <style:graphic-properties draw:stroke="none" draw:fill-color="#b4bfd4" draw:textarea-horizontal-align="justify" draw:textarea-vertical-align="middle" draw:auto-grow-height="false" fo:min-height="0.521cm" fo:min-width="0cm" loext:decorative="false"/>
    </style:style>
    <style:style style:name="P1" style:family="paragraph">
      <loext:graphic-properties draw:fill="gradient" draw:fill-color="#334e87" draw:fill-gradient-name="Gradient_20_31" draw:gradient-step-count="256"/>
      <style:paragraph-properties fo:text-align="center"/>
    </style:style>
    <style:style style:name="P2" style:family="paragraph">
      <loext:graphic-properties draw:fill="solid" draw:fill-color="#b4bfd4" draw:opacity="100%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opacity="100%"/>
      <style:paragraph-properties fo:text-align="center"/>
    </style:style>
    <style:style style:name="P5" style:family="paragraph">
      <loext:graphic-properties draw:fill-color="#b4bfd4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="solid" draw:fill-color="#ff950e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-color="#ff950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draw:layer="layout" svg:width="5.004cm" svg:height="8cm" svg:x="2cm" svg:y="5.99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3">
            <draw:polygon draw:style-name="gr4" draw:text-style-name="P2" draw:layer="layout" svg:width="0.66cm" svg:height="0.77cm" draw:transform="rotate (-3.14159265358979) translate (4.793471032027cm 8.37067428603671cm)" svg:viewBox="0 0 661 771" draw:points="550,550 661,550 661,771 0,771 0,550 110,550 110,440 0,440 0,0 661,0 661,440 550,440">
              <text:p/>
            </draw:polygon>
            <draw:polygon draw:style-name="gr4" draw:text-style-name="P2" draw:layer="layout" svg:width="0.66cm" svg:height="0.77cm" draw:transform="rotate (-3.14159265358979) translate (6.00083801135879cm 7.49984732139516cm)" svg:viewBox="0 0 661 771" draw:points="550,550 661,550 661,771 0,771 0,550 110,550 110,440 0,440 0,0 661,0 661,440 550,440">
              <text:p/>
            </draw:polygon>
            <draw:polygon draw:style-name="gr4" draw:text-style-name="P2" draw:layer="layout" svg:width="0.66cm" svg:height="0.77cm" draw:transform="rotate (-3.14159265358979) translate (3.57783801135879cm 6.76684732139516cm)" svg:viewBox="0 0 661 771" draw:points="550,550 661,550 661,771 0,771 0,550 110,550 110,440 0,440 0,0 661,0 661,440 550,440">
              <text:p/>
            </draw:polygon>
            <draw:polygon draw:style-name="gr4" draw:text-style-name="P2" draw:layer="layout" svg:width="0.436cm" svg:height="0.77cm" draw:transform="rotate (-3.14159265358979) translate (7.004cm 6.971cm)" svg:viewBox="0 0 437 771" draw:points="326,550 437,550 437,771 0,771 0,0 437,0 437,440 326,440">
              <text:p/>
            </draw:polygon>
            <draw:polygon draw:style-name="gr4" draw:text-style-name="P2" draw:layer="layout" svg:width="0.359cm" svg:height="0.77cm" draw:transform="rotate (-3.14159265358979) translate (2.36cm 9.4cm)" svg:viewBox="0 0 360 771" draw:points="360,771 0,771 0,551 110,551 110,441 0,441 0,0 360,0">
              <text:p/>
            </draw:polygon>
            <draw:polyline draw:style-name="gr5" draw:text-style-name="P3" draw:layer="layout" svg:width="2.199cm" svg:height="0.499cm" draw:transform="rotate (-3.14159265358979) translate (4.2cm 7.7cm)" svg:viewBox="0 0 2200 500" draw:points="0,0 1300,0 1800,500 2200,500">
              <text:p/>
            </draw:polyline>
            <draw:line draw:style-name="gr5" draw:text-style-name="P3" draw:layer="layout" svg:x1="4.2cm" svg:y1="8.034cm" svg:x2="2cm" svg:y2="8.034cm">
              <text:p/>
            </draw:line>
            <draw:polyline draw:style-name="gr5" draw:text-style-name="P3" draw:layer="layout" svg:width="5.002cm" svg:height="0.799cm" svg:x="2cm" svg:y="6.5cm" svg:viewBox="0 0 5003 800" draw:points="0,0 2000,0 2793,800 5003,800">
              <text:p/>
            </draw:polyline>
            <draw:polyline draw:style-name="gr5" draw:text-style-name="P3" draw:layer="layout" svg:width="4.699cm" svg:height="0.199cm" svg:x="2cm" svg:y="6.1cm" svg:viewBox="0 0 4700 200" draw:points="0,0 3142,0 3338,200 4700,200">
              <text:p/>
            </draw:polyline>
            <draw:polyline draw:style-name="gr5" draw:text-style-name="P3" draw:layer="layout" svg:width="1.348cm" svg:height="0.74cm" draw:transform="rotate (-3.14159265358979) translate (5.4cm 6.84cm)" svg:viewBox="0 0 1349 741" draw:points="0,0 607,0 1349,741">
              <text:p/>
            </draw:polyline>
            <draw:polyline draw:style-name="gr5" draw:text-style-name="P3" draw:layer="layout" svg:width="5.003cm" svg:height="1.423cm" svg:x="2cm" svg:y="7.776cm" svg:viewBox="0 0 5004 1424" draw:points="0,1424 1000,1424 2000,483 3517,483 4000,0 5004,0">
              <text:p/>
            </draw:polyline>
          </draw:g>
          <draw:g draw:style-name="gr3">
            <draw:frame draw:style-name="gr6" draw:text-style-name="P4" draw:layer="layout" svg:width="1.557cm" svg:height="1.003cm" svg:x="2.717cm" svg:y="11.936cm">
              <draw:image xlink:href="Pictures/1000000100000154000000DB033E2BAC.png" xlink:type="simple" xlink:show="embed" xlink:actuate="onLoad" draw:mime-type="image/png">
                <text:p/>
              </draw:image>
            </draw:frame>
            <draw:frame draw:style-name="gr7" draw:text-style-name="P3" draw:layer="layout" svg:width="1.557cm" svg:height="1.003cm" svg:x="3.176cm" svg:y="12.273cm">
              <draw:image xlink:href="Pictures/1000000100000154000000DBC4C5C5D7.png" xlink:type="simple" xlink:show="embed" xlink:actuate="onLoad" draw:mime-type="image/png">
                <text:p/>
              </draw:image>
            </draw:frame>
          </draw:g>
          <draw:g draw:style-name="gr1">
            <draw:path draw:style-name="gr8" draw:text-style-name="P5" draw:layer="layout" svg:width="0.579cm" svg:height="0.77cm" svg:x="6.059cm" svg:y="10.178cm" svg:viewBox="0 0 580 771" svg:d="M0 771l136-770 385-1c13 0 24 3 34 9 9 6 17 16 21 26 4 11 5 23 3 35v1l-13 70-314-1-31 175h245l-25 140h-245l-31 176h315l-25 140z">
              <text:p/>
            </draw:path>
            <draw:g draw:style-name="gr3">
              <draw:path draw:style-name="gr9" draw:text-style-name="P5" draw:layer="layout" svg:width="0.632cm" svg:height="0.77cm" svg:x="5.464cm" svg:y="10.178cm" svg:viewBox="0 0 633 771" svg:d="M408 140h-157l-86 491h146c4 0 6 0 10 0 15 0 32-4 47-12 15-7 28-18 38-31 10-14 17-29 19-44 19-105 42-236 56-316 3-15 1-30-4-44-6-13-15-24-26-32-12-7-27-12-43-12zM517 683c-20 27-46 49-75 64-29 16-61 24-92 24h-350l136-771h350c31 0 59 8 83 24 24 15 42 37 53 64s14 57 8 88l-73 412c0 2 0 5-1 8-5 30-19 61-39 87z">
                <text:p/>
              </draw:path>
            </draw:g>
            <draw:g draw:style-name="gr1">
              <draw:path draw:style-name="gr10" draw:text-style-name="P6" draw:layer="layout" svg:width="0.578cm" svg:height="0.98cm" svg:x="2.762cm" svg:y="10.178cm" svg:viewBox="0 0 579 981" svg:d="M439 631v-386l-268 386zM439 981v-210h-439v-140l439-631h139l1 981z">
                <text:p/>
              </draw:path>
              <draw:path draw:style-name="gr11" draw:text-style-name="P7" draw:layer="layout" svg:width="0.754cm" svg:height="0.56cm" svg:x="2.36cm" svg:y="10.178cm" svg:viewBox="0 0 755 561" svg:d="M0 350h210v-140h-210c0 0-1 18 0-70 2-87 75-140 141-140 65 0 409 0 614 0-130 187-390 561-390 561h-365z">
                <text:p/>
              </draw:path>
              <draw:path draw:style-name="gr12" draw:text-style-name="P8" draw:layer="layout" svg:width="0.469cm" svg:height="0.56cm" svg:x="4.742cm" svg:y="10.388cm" svg:viewBox="0 0 470 561" svg:d="M176 420h220l-25 140-267 1c-18 0-36-5-52-14s-29-23-38-38c-9-16-14-34-14-53v-352c0-18 5-36 14-52s22-29 38-38 34-14 52-14h366l-25 140h-269c-6 0-12 2-18 5s-10 7-13 13c-3 5-5 11-5 18v209c0 6 2 12 5 18 3 5 7 9 13 12 6 4 12 5 18 5z">
                <text:p/>
              </draw:path>
              <draw:custom-shape draw:style-name="gr13" draw:text-style-name="P9" draw:layer="layout" svg:width="0.331cm" svg:height="0.14cm" svg:x="2.36cm" svg:y="10.80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3" draw:text-style-name="P9" draw:layer="layout" svg:width="0.28cm" svg:height="0.14cm" svg:x="3.412cm" svg:y="10.1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4" draw:text-style-name="P8" draw:layer="layout" svg:width="0.14cm" svg:height="0.14cm" svg:x="3.971cm" svg:y="10.17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path draw:style-name="gr15" draw:text-style-name="P8" draw:layer="layout" svg:width="0.139cm" svg:height="0.56cm" svg:x="3.972cm" svg:y="10.388cm" svg:viewBox="0 0 140 561" svg:d="M35 9c11-6 23-9 35-9h70v561c0 0-67 0-70 0-12 0-24-3-35-10-10-6-20-15-26-25-6-11-9-23-9-35v-421c0-12 3-24 9-35 6-10 16-20 26-26z">
                <text:p/>
              </draw:path>
              <draw:path draw:style-name="gr16" draw:text-style-name="P8" draw:layer="layout" svg:width="0.489cm" svg:height="0.56cm" svg:x="4.182cm" svg:y="10.388cm" svg:viewBox="0 0 490 561" svg:d="M490 561c0 0-31 0-34 0-19 0-37-5-53-14s-29-23-39-38c-9-16-14-35-14-53v105h-243c-19 0-38-5-54-14-16-10-30-23-39-39s-14-35-14-54v-347c0-19 5-38 14-54s23-30 39-39 35-14 54-14h383zM176 421h174v-281h-174c-6 0-12 2-18 5-5 3-10 8-13 13-3 6-5 12-5 18v209c0 6 2 12 5 18 3 5 8 10 13 13 6 3 12 5 18 5z">
                <text:p/>
              </draw:path>
              <draw:path draw:style-name="gr17" draw:text-style-name="P9" draw:layer="layout" svg:width="0.77cm" svg:height="0.139cm" svg:x="2.36cm" svg:y="11.019cm" svg:viewBox="0 0 771 140" svg:d="M70 140c0 0-24-3-35-9-10-6-20-15-26-26-6-10-9-23-9-35 0-2 0-70 0-70h771v140z">
                <text:p/>
              </draw:path>
              <draw:path draw:style-name="gr18" draw:text-style-name="P9" draw:layer="layout" svg:width="1.066cm" svg:height="0.139cm" svg:x="4.182cm" svg:y="10.178cm" svg:viewBox="0 0 1067 140" svg:d="M0 140v-140c0 0 712 0 1067 0-7 47-23 140-23 140z">
                <text:p/>
              </draw:path>
              <draw:path draw:style-name="gr19" draw:text-style-name="P8" draw:layer="layout" svg:width="0.489cm" svg:height="0.77cm" svg:x="3.411cm" svg:y="10.178cm" svg:viewBox="0 0 490 771" svg:d="M490 771c0 0-31 0-34 0-19 0-37-5-53-14s-29-23-39-38c-9-17-14-35-14-53v105h-245c-18 0-36-5-52-14-17-10-30-23-39-39s-14-34-14-52v-351c0-19 5-36 14-53 9-16 22-29 39-38 16-9 34-14 52-14h245v-210h140zM175 631h175v-281h-175c-6 0-12 2-17 5-6 3-11 7-13 13-3 5-5 11-5 17v210c0 7 2 12 5 18 2 5 7 10 13 13 5 3 11 5 17 5z">
                <text:p/>
              </draw:path>
              <draw:path draw:style-name="gr20" draw:text-style-name="P9" draw:layer="layout" svg:width="3.09cm" svg:height="0.139cm" svg:x="3.411cm" svg:y="11.019cm" svg:viewBox="0 0 3091 140" svg:d="M0 140v-140c1004 0 3070 0 3091 0-4 21-12 69-13 70-2 13-7 25-15 35-8 11-19 20-30 26-12 6-25 9-37 9-2 0-5 0-7 0z">
                <text:p/>
              </draw:path>
            </draw:g>
            <draw:g draw:style-name="gr1">
              <draw:custom-shape draw:style-name="gr21" draw:text-style-name="P5" draw:layer="layout" svg:width="0.14cm" svg:height="0.771cm" draw:transform="skewX (0.173311194723037) translate (5.389cm 10.178cm)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TeX Gyre Adventor" svg:font-family="'TeX Gyre Adventor'" style:font-pitch="variable"/>
    <style:font-face style:name="WenQuanYi Micro Hei" svg:font-family="'WenQuanYi Micro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29" draw:display-name="Gradient 29" draw:style="radial" draw:cx="50%" draw:cy="50%" draw:start-color="#012269" draw:end-color="#334e87" draw:start-intensity="100%" draw:end-intensity="100%" draw:border="0%">
      <loext:gradient-stop svg:offset="0" loext:color-type="rgb" loext:color-value="#012269"/>
      <loext:gradient-stop svg:offset="1" loext:color-type="rgb" loext:color-value="#334e87"/>
    </draw:gradient>
    <draw:gradient draw:name="Gradient_20_30" draw:display-name="Gradient 30" draw:style="axial" draw:start-color="#012269" draw:end-color="#334e87" draw:start-intensity="100%" draw:end-intensity="100%" draw:angle="0deg" draw:border="0%">
      <loext:gradient-stop svg:offset="0" loext:color-type="rgb" loext:color-value="#012269"/>
      <loext:gradient-stop svg:offset="1" loext:color-type="rgb" loext:color-value="#334e87"/>
    </draw:gradient>
    <draw:gradient draw:name="Gradient_20_31" draw:display-name="Gradient 31" draw:style="ellipsoid" draw:cx="50%" draw:cy="50%" draw:start-color="#012269" draw:end-color="#334e87" draw:start-intensity="100%" draw:end-intensity="100%" draw:angle="0deg" draw:border="0%">
      <loext:gradient-stop svg:offset="0" loext:color-type="rgb" loext:color-value="#012269"/>
      <loext:gradient-stop svg:offset="1" loext:color-type="rgb" loext:color-value="#334e87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lois Zoitl</meta:initial-creator>
    <meta:creation-date>2019-07-13T21:03:59.056728728</meta:creation-date>
    <dc:date>2025-02-12T11:23:55.871786880</dc:date>
    <meta:editing-duration>PT13M28S</meta:editing-duration>
    <meta:editing-cycles>5</meta:editing-cycles>
    <meta:generator>LibreOffice/24.8.4.2$Linux_X86_64 LibreOffice_project/480$Build-2</meta:generator>
    <meta:document-statistic meta:object-count="36"/>
  </office:meta>
</office:document-meta>
</file>